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6cm" presentation:class="title" presentation:user-transformed="true">
          <draw:text-box>
            <text:p>Failure Tolerance (Survivability)</text:p>
          </draw:text-box>
        </draw:frame>
        <draw:frame presentation:style-name="pr2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Power-on self-test</text:p>
                <text:list>
                  <text:list-item>
                    <text:p>Supported through Das-UBoot (will probably need to be extended and modified to work with odroid)</text:p>
                  </text:list-item>
                </text:list>
              </text:list-item>
              <text:list-item>
                <text:p>Boot</text:p>
                <text:list>
                  <text:list-item>
                    <text:p text:style-name="P1"><text:span text:style-name="T1">Supported by Das-UBoot through the checksums of the uImage kernel packaging format and the Hush parser that allows conditional statements (allowing conditional kernel booting based on checksum validity)</text:span></text:p>
                  </text:list-item>
                </text:list>
              </text:list-item>
              <text:list-item>
                <text:p>Linux Kernel</text:p>
                <text:list>
                  <text:list-item>
                    <text:p text:style-name="P1">reboot N seconds after a kernel panic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ailure Tolerance (Survivability)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ile System</text:p>
                <text:list>
                  <text:list-item>
                    <text:p text:style-name="P1"><text:span text:style-name="T1">Supported through fsck (fsck boot section before shutdown, fsck rootfs from initramfs when booting)</text:span></text:p>
                  </text:list-item>
                  <text:list-item>
                    <text:p text:style-name="P1"><text:span text:style-name="T1">Use of a journaling File System (ext4)</text:span></text:p>
                  </text:list-item>
                </text:list>
              </text:list-item>
              <text:list-item>
                <text:p text:style-name="P1"><text:span text:style-name="T1">Application</text:span></text:p>
                <text:list>
                  <text:list-item>
                    <text:p text:style-name="P1"><text:span text:style-name="T1">Supported through running the middleware and any other applications as a systemd daemon (auto resta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2" draw:layer="layout" svg:width="24.63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2">Implemented through a certified execution chain</text:span></text:p>
              </text:list-header>
              <text:list-item>
                <text:p>Boot </text:p>
                <text:list>
                  <text:list-item>
                    <text:p>L1 (signed by Samsung)</text:p>
                  </text:list-item>
                  <text:list-item>
                    <text:p>L2 (signed by Samsung)</text:p>
                  </text:list-item>
                  <text:list-item>
                    <text:p>Das-UBoot (signed by us) ( this step is not verified and may not be possible)</text:p>
                    <text:list>
                      <text:list-item>
                        <text:p>Signed Binary</text:p>
                      </text:list-item>
                      <text:list-item>
                        <text:p>Signed Kernel</text:p>
                      </text:list-item>
                      <text:list-item>
                        <text:p>Signed Device Tree</text:p>
                      </text:list-item>
                      <text:list-item>
                        <text:p>Signed Configuration Script</text:p>
                      </text:list-item>
                    </text:list>
                  </text:list-item>
                </text:list>
              </text:list-item>
              <text:list-item>
                <text:p>Linux Kernel</text:p>
                <text:list>
                  <text:list-item>
                    <text:p>Signed modules</text:p>
                  </text:list-item>
                  <text:list-item>
                    <text:p>Minimal configuration (This can prevent physical access attacks in case someone tries to attach a foreign device)</text:p>
                  </text:list-item>
                </text:list>
              </text:list-item>
              <text:list-item>
                <text:p>Applications</text:p>
                <text:list>
                  <text:list-item>
                    <text:p>Signed files</text:p>
                    <text:list>
                      <text:list-item>
                        <text:p>Linux Integrity Measurement Architecture ( We need to verify that odroid can support possible hardware dependencies of the code)</text:p>
                      </text:list-item>
                    </text:list>
                  </text:list-item>
                </text:list>
              </text:list-item>
              <text:list-item>
                <text:p>SSH</text:p>
                <text:list>
                  <text:list-item>
                    <text:p>Strict configuration</text:p>
                  </text:list-item>
                  <text:list-item>
                    <text:p>Port knocking</text:p>
                  </text:list-item>
                </text:list>
              </text:list-item>
              <text:list-item>
                <text:p><text:s/>Encrypted communication between Cloud and Node Controller</text:p>
                <text:list>
                  <text:list-item>
                    <text:p>Symmetric or Pubic Key encry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rgios Tziantzioulis</meta:initial-creator>
    <meta:creation-date>2014-07-03T15:02:52</meta:creation-date>
    <dc:date>2014-07-03T16:57:09</dc:date>
    <dc:creator>Georgios Tziantzioulis</dc:creator>
    <meta:editing-duration>PT54M7S</meta:editing-duration>
    <meta:editing-cycles>8</meta:editing-cycles>
    <meta:generator>LibreOffice/3.5$Linux_X86_64 LibreOffice_project/350m1$Build-2</meta:generator>
    <meta:document-statistic meta:object-count="33"/>
  </office:meta>
</office:document-meta>
</file>